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41a35" officeooo:paragraph-rsid="00041a35"/>
    </style:style>
    <style:style style:name="P2" style:family="paragraph" style:parent-style-name="Standard">
      <style:text-properties fo:language="ru" fo:country="RU" officeooo:rsid="00051c9d" officeooo:paragraph-rsid="00051c9d"/>
    </style:style>
    <style:style style:name="P3" style:family="paragraph" style:parent-style-name="Standard">
      <style:text-properties fo:language="ru" fo:country="RU" officeooo:rsid="00058cf7" officeooo:paragraph-rsid="00058cf7"/>
    </style:style>
    <style:style style:name="P4" style:family="paragraph" style:parent-style-name="Standard">
      <style:text-properties fo:language="ru" fo:country="RU" officeooo:rsid="00064344" officeooo:paragraph-rsid="00064344"/>
    </style:style>
    <style:style style:name="T1" style:family="text">
      <style:text-properties fo:language="en" fo:country="US"/>
    </style:style>
    <style:style style:name="T2" style:family="text">
      <style:text-properties officeooo:rsid="00051c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1">При нажатии на <text:s/><text:span text:style-name="T1">ONE </text:span><text:span text:style-name="T2">открывается страника с регистрацией</text:span></text:p>
      <text:p text:style-name="P2">При клике на<text:span text:style-name="T1"> TWO <text:s/></text:span>открывается страничка с моржем, где есть координаты при наведении</text:p>
      <text:p text:style-name="P1"><text:span text:style-name="T2">П</text:span>ри нажатии на <text:s/><text:span text:style-name="T2">птичку, возврат на основную страницу</text:span></text:p>
      <text:p text:style-name="P3">До вс до 20 часов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5-27T17:04:20.589000000</dc:date>
    <meta:editing-duration>PT1H18M57S</meta:editing-duration>
    <meta:editing-cycles>6</meta:editing-cycles>
    <meta:document-statistic meta:table-count="0" meta:image-count="0" meta:object-count="0" meta:page-count="1" meta:paragraph-count="4" meta:word-count="34" meta:character-count="207" meta:non-whitespace-character-count="174"/>
  </office:meta>
</office:document-meta>
</file>